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9.6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ample-worksheet-Moqueca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ample-worksheet-Moquec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(Copy the generated price report into this section every day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ant Quantity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Price Each (w/o tax)</text:p>
          </table:table-cell>
          <table:table-cell table:style-name="ce1" office:value-type="string" calcext:value-type="string">
            <text:p>Min Price Each</text:p>
          </table:table-cell>
          <table:table-cell table:style-name="ce1" office:value-type="string" calcext:value-type="string">
            <text:p>Max Purchase Price Each</text:p>
          </table:table-cell>
          <table:table-cell table:style-name="ce1" office:value-type="string" calcext:value-type="string">
            <text:p>Actual Quantity</text:p>
          </table:table-cell>
          <table:table-cell table:style-name="ce1" office:value-type="string" calcext:value-type="string">
            <text:p>Sells per Day</text:p>
          </table:table-cell>
          <table:table-cell table:style-name="ce1" office:value-type="string" calcext:value-type="string">
            <text:p>Universalis UR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ファイアクリスタル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4999" calcext:value-type="float">
            <text:p>4999</text:p>
          </table:table-cell>
          <table:table-cell table:style-name="ce1" office:value-type="float" office:value="15771.43" calcext:value-type="float">
            <text:p>15771.43</text:p>
          </table:table-cell>
          <table:table-cell table:style-name="ce2" office:value-type="string" calcext:value-type="string">
            <text:p><text:a xlink:href="https://universalis.app/market/8" xlink:type="simple">https://universalis.app/market/8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ファイアクラスター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37" calcext:value-type="float">
            <text:p>37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5018.57" calcext:value-type="float">
            <text:p>15018.57</text:p>
          </table:table-cell>
          <table:table-cell table:style-name="ce2" office:value-type="string" calcext:value-type="string">
            <text:p><text:a xlink:href="https://universalis.app/market/14" xlink:type="simple">https://universalis.app/market/14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ウォータークラスター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8824" calcext:value-type="float">
            <text:p>8824</text:p>
          </table:table-cell>
          <table:table-cell table:style-name="ce1" office:value-type="float" office:value="20519.72" calcext:value-type="float">
            <text:p>20519.72</text:p>
          </table:table-cell>
          <table:table-cell table:style-name="ce2" office:value-type="string" calcext:value-type="string">
            <text:p><text:a xlink:href="https://universalis.app/market/19" xlink:type="simple">https://universalis.app/market/19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ナシゴレン[HQ]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28.89" calcext:value-type="float">
            <text:p>128.89</text:p>
          </table:table-cell>
          <table:table-cell table:number-columns-repeated="2" table:style-name="ce1" office:value-type="float" office:value="129" calcext:value-type="float">
            <text:p>1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.43" calcext:value-type="float">
            <text:p>21.43</text:p>
          </table:table-cell>
          <table:table-cell table:style-name="ce2" office:value-type="string" calcext:value-type="string">
            <text:p><text:a xlink:href="https://universalis.app/market/44078" xlink:type="simple">https://universalis.app/market/44078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ロネークステーキ[HQ]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1000" calcext:value-type="float">
            <text:p>1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.57" calcext:value-type="float">
            <text:p>33.57</text:p>
          </table:table-cell>
          <table:table-cell table:style-name="ce2" office:value-type="string" calcext:value-type="string">
            <text:p><text:a xlink:href="https://universalis.app/market/44091" xlink:type="simple">https://universalis.app/market/4409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セビーチェ[HQ]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2100" calcext:value-type="float">
            <text:p>21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string" calcext:value-type="string">
            <text:p><text:a xlink:href="https://universalis.app/market/44842" xlink:type="simple">https://universalis.app/market/44842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魔匠の薬液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84.76" calcext:value-type="float">
            <text:p>184.7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.57" calcext:value-type="float">
            <text:p>3.57</text:p>
          </table:table-cell>
          <table:table-cell table:style-name="ce2" office:value-type="string" calcext:value-type="string">
            <text:p><text:a xlink:href="https://universalis.app/market/44169" xlink:type="simple">https://universalis.app/market/44169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魔匠の薬液[HQ]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359.68" calcext:value-type="float">
            <text:p>1359.68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.71" calcext:value-type="float">
            <text:p>44.71</text:p>
          </table:table-cell>
          <table:table-cell table:style-name="ce2" office:value-type="string" calcext:value-type="string">
            <text:p><text:a xlink:href="https://universalis.app/market/44169" xlink:type="simple">https://universalis.app/market/44169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ーディアル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200" calcext:value-type="float">
            <text:p>2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0" calcext:value-type="float">
            <text:p>190</text:p>
          </table:table-cell>
          <table:table-cell table:style-name="ce2" office:value-type="string" calcext:value-type="string">
            <text:p><text:a xlink:href="https://universalis.app/market/6141" xlink:type="simple">https://universalis.app/market/614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ーディアル[HQ]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600" calcext:value-type="float">
            <text:p>60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2.86" calcext:value-type="float">
            <text:p>112.86</text:p>
          </table:table-cell>
          <table:table-cell table:style-name="ce2" office:value-type="string" calcext:value-type="string">
            <text:p><text:a xlink:href="https://universalis.app/market/6141" xlink:type="simple">https://universalis.app/market/614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ブラウンカルダモン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703.95" calcext:value-type="float">
            <text:p>703.9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84.14" calcext:value-type="float">
            <text:p>384.14</text:p>
          </table:table-cell>
          <table:table-cell table:style-name="ce2" office:value-type="string" calcext:value-type="string">
            <text:p><text:a xlink:href="https://universalis.app/market/44171" xlink:type="simple">https://universalis.app/market/4417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47.82" calcext:value-type="float">
            <text:p>147.8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381.14" calcext:value-type="float">
            <text:p>381.14</text:p>
          </table:table-cell>
          <table:table-cell table:style-name="ce2" office:value-type="string" calcext:value-type="string">
            <text:p><text:a xlink:href="https://universalis.app/market/43981" xlink:type="simple">https://universalis.app/market/4398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オイル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237.64" calcext:value-type="float">
            <text:p>237.64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80.43" calcext:value-type="float">
            <text:p>80.43</text:p>
          </table:table-cell>
          <table:table-cell table:style-name="ce2" office:value-type="string" calcext:value-type="string">
            <text:p><text:a xlink:href="https://universalis.app/market/43976" xlink:type="simple">https://universalis.app/market/43976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オイル[HQ]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781.64" calcext:value-type="float">
            <text:p>781.64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63.57" calcext:value-type="float">
            <text:p>263.57</text:p>
          </table:table-cell>
          <table:table-cell table:style-name="ce2" office:value-type="string" calcext:value-type="string">
            <text:p><text:a xlink:href="https://universalis.app/market/43976" xlink:type="simple">https://universalis.app/market/43976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06.04" calcext:value-type="float">
            <text:p>106.0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354.43" calcext:value-type="float">
            <text:p>354.43</text:p>
          </table:table-cell>
          <table:table-cell table:style-name="ce2" office:value-type="string" calcext:value-type="string">
            <text:p><text:a xlink:href="https://universalis.app/market/36087" xlink:type="simple">https://universalis.app/market/36087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ミルク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293.48" calcext:value-type="float">
            <text:p>293.4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27.29" calcext:value-type="float">
            <text:p>127.29</text:p>
          </table:table-cell>
          <table:table-cell table:style-name="ce2" office:value-type="string" calcext:value-type="string">
            <text:p><text:a xlink:href="https://universalis.app/market/36082" xlink:type="simple">https://universalis.app/market/36082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ミルク[HQ]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422.71" calcext:value-type="float">
            <text:p>422.71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63.86" calcext:value-type="float">
            <text:p>163.86</text:p>
          </table:table-cell>
          <table:table-cell table:style-name="ce2" office:value-type="string" calcext:value-type="string">
            <text:p><text:a xlink:href="https://universalis.app/market/36082" xlink:type="simple">https://universalis.app/market/36082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スワンプモンクのモモ肉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297.98" calcext:value-type="float">
            <text:p>297.98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93" calcext:value-type="float">
            <text:p>293</text:p>
          </table:table-cell>
          <table:table-cell table:style-name="ce2" office:value-type="string" calcext:value-type="string">
            <text:p><text:a xlink:href="https://universalis.app/market/44064" xlink:type="simple">https://universalis.app/market/44064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ヤースラニガーリック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85.75" calcext:value-type="float">
            <text:p>185.7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310.71" calcext:value-type="float">
            <text:p>310.71</text:p>
          </table:table-cell>
          <table:table-cell table:style-name="ce2" office:value-type="string" calcext:value-type="string">
            <text:p><text:a xlink:href="https://universalis.app/market/43985" xlink:type="simple">https://universalis.app/market/43985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黄金の霊砂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400" calcext:value-type="float">
            <text:p>40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21.57" calcext:value-type="float">
            <text:p>521.57</text:p>
          </table:table-cell>
          <table:table-cell table:style-name="ce2" office:value-type="string" calcext:value-type="string">
            <text:p><text:a xlink:href="https://universalis.app/market/44035" xlink:type="simple">https://universalis.app/market/44035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300" calcext:value-type="float">
            <text:p>-300</text:p>
          </table:table-cell>
          <table:table-cell table:style-name="ce1"/>
          <table:table-cell table:style-name="ce1" office:value-type="float" office:value="-99" calcext:value-type="float">
            <text:p>-99</text:p>
          </table:table-cell>
          <table:table-cell table:style-name="ce1" office:value-type="float" office:value="1709.7" calcext:value-type="float">
            <text:p>1709.7</text:p>
          </table:table-cell>
          <table:table-cell table:style-name="ce2" office:value-type="string" calcext:value-type="string">
            <text:p><text:a xlink:href="https://universalis.app/market/43981" xlink:type="simple">https://universalis.app/market/4398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オイル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333" calcext:value-type="float">
            <text:p>-333</text:p>
          </table:table-cell>
          <table:table-cell table:style-name="ce1"/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96.39" calcext:value-type="float">
            <text:p>96.39</text:p>
          </table:table-cell>
          <table:table-cell table:style-name="ce2" office:value-type="string" calcext:value-type="string">
            <text:p><text:a xlink:href="https://universalis.app/market/43976" xlink:type="simple">https://universalis.app/market/43976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オイル[HQ]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900" calcext:value-type="float">
            <text:p>-900</text:p>
          </table:table-cell>
          <table:table-cell table:style-name="ce1"/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1339.53" calcext:value-type="float">
            <text:p>1339.53</text:p>
          </table:table-cell>
          <table:table-cell table:style-name="ce2" office:value-type="string" calcext:value-type="string">
            <text:p><text:a xlink:href="https://universalis.app/market/43976" xlink:type="simple">https://universalis.app/market/43976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80" calcext:value-type="float">
            <text:p>-80</text:p>
          </table:table-cell>
          <table:table-cell table:style-name="ce1"/>
          <table:table-cell table:style-name="ce1" office:value-type="float" office:value="-99" calcext:value-type="float">
            <text:p>-99</text:p>
          </table:table-cell>
          <table:table-cell table:style-name="ce1" office:value-type="float" office:value="866.97" calcext:value-type="float">
            <text:p>866.97</text:p>
          </table:table-cell>
          <table:table-cell table:style-name="ce2" office:value-type="string" calcext:value-type="string">
            <text:p><text:a xlink:href="https://universalis.app/market/36087" xlink:type="simple">https://universalis.app/market/36087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ミルク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580" calcext:value-type="float">
            <text:p>-580</text:p>
          </table:table-cell>
          <table:table-cell table:style-name="ce1"/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65.88" calcext:value-type="float">
            <text:p>65.88</text:p>
          </table:table-cell>
          <table:table-cell table:style-name="ce2" office:value-type="string" calcext:value-type="string">
            <text:p><text:a xlink:href="https://universalis.app/market/36082" xlink:type="simple">https://universalis.app/market/36082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ミルク[HQ]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695" calcext:value-type="float">
            <text:p>-695</text:p>
          </table:table-cell>
          <table:table-cell table:style-name="ce1"/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572.66" calcext:value-type="float">
            <text:p>572.66</text:p>
          </table:table-cell>
          <table:table-cell table:style-name="ce2" office:value-type="string" calcext:value-type="string">
            <text:p><text:a xlink:href="https://universalis.app/market/36082" xlink:type="simple">https://universalis.app/market/36082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ヤースラニガーリック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205" calcext:value-type="float">
            <text:p>-205</text:p>
          </table:table-cell>
          <table:table-cell table:style-name="ce1"/>
          <table:table-cell table:style-name="ce1" office:value-type="float" office:value="-99" calcext:value-type="float">
            <text:p>-99</text:p>
          </table:table-cell>
          <table:table-cell table:style-name="ce1" office:value-type="float" office:value="2878.11" calcext:value-type="float">
            <text:p>2878.11</text:p>
          </table:table-cell>
          <table:table-cell table:style-name="ce2" office:value-type="string" calcext:value-type="string">
            <text:p><text:a xlink:href="https://universalis.app/market/43985" xlink:type="simple">https://universalis.app/market/43985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ムケッカ[HQ]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1900" calcext:value-type="float">
            <text:p>-1900</text:p>
          </table:table-cell>
          <table:table-cell table:style-name="ce1"/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5079.48" calcext:value-type="float">
            <text:p>5079.48</text:p>
          </table:table-cell>
          <table:table-cell table:style-name="ce2" office:value-type="string" calcext:value-type="string">
            <text:p><text:a xlink:href="https://universalis.app/market/44178" xlink:type="simple">https://universalis.app/market/44178</text:a>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(Gathering yield is measured with iLv707/5345/5173/GP930 gear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ther Plan</text:p>
          </table:table-cell>
          <table:table-cell table:number-columns-repeated="6"/>
          <table:table-cell table:style-name="ce1" office:value-type="string" calcext:value-type="string">
            <text:p>Yield / Cordial</text:p>
          </table:table-cell>
          <table:table-cell table:style-name="ce1" office:value-type="string" calcext:value-type="string">
            <text:p>Time / Cordial</text:p>
          </table:table-cell>
          <table:table-cell table:style-name="ce1" office:value-type="string" calcext:value-type="string">
            <text:p>Expense / Hour</text:p>
          </table:table-cell>
          <table:table-cell table:style-name="ce1" office:value-type="string" calcext:value-type="string">
            <text:p>Revenue / Hour</text:p>
          </table:table-cell>
          <table:table-cell table:style-name="ce1" office:value-type="string" calcext:value-type="string">
            <text:p>Profit / Hou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(ナシゴレン[HQ] + Cordial) → トラルコーン</text:p>
          </table:table-cell>
          <table:table-cell table:number-columns-repeated="6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0" calcext:value-type="float">
            <text:p>240</text:p>
          </table:table-cell>
          <table:table-cell table:style-name="ce4" table:formula="of:=([.$D$6]*2+[.$D$11]*3600/[.$I34])*1.05" office:value-type="float" office:value="3420.669" calcext:value-type="float">
            <text:p>3,420.67</text:p>
          </table:table-cell>
          <table:table-cell table:style-name="ce4" table:formula="of:=[.$D$23]*[.$H34]*3600/[.$I34]*-0.97" office:value-type="float" office:value="523800" calcext:value-type="float">
            <text:p>523,800.00</text:p>
          </table:table-cell>
          <table:table-cell table:style-name="ce4" table:formula="of:=[.$K34]-[.$J34]" office:value-type="float" office:value="520379.331" calcext:value-type="float">
            <text:p>520,379.3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(ナシゴレン[HQ] + Cordial) → ココナッツ</text:p>
          </table:table-cell>
          <table:table-cell table:number-columns-repeated="6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0" calcext:value-type="float">
            <text:p>240</text:p>
          </table:table-cell>
          <table:table-cell table:style-name="ce4" table:formula="of:=([.$D$6]*2+[.$D$11]*3600/[.$I35])*1.05" office:value-type="float" office:value="3420.669" calcext:value-type="float">
            <text:p>3,420.67</text:p>
          </table:table-cell>
          <table:table-cell table:style-name="ce4" table:formula="of:=[.$D$26]*[.$H35]*3600/[.$I35]*-0.97" office:value-type="float" office:value="139680" calcext:value-type="float">
            <text:p>139,680.00</text:p>
          </table:table-cell>
          <table:table-cell table:style-name="ce4" table:formula="of:=[.$K35]-[.$J35]" office:value-type="float" office:value="136259.331" calcext:value-type="float">
            <text:p>136,259.3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(ナシゴレン[HQ] + Cordial) → ヤースラニガーリック</text:p>
          </table:table-cell>
          <table:table-cell table:number-columns-repeated="6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0" calcext:value-type="float">
            <text:p>240</text:p>
          </table:table-cell>
          <table:table-cell table:style-name="ce4" table:formula="of:=([.$D$6]*2+[.$D$11]*3600/[.$I36])*1.05" office:value-type="float" office:value="3420.669" calcext:value-type="float">
            <text:p>3,420.67</text:p>
          </table:table-cell>
          <table:table-cell table:style-name="ce4" table:formula="of:=[.$D$29]*[.$H36]*3600/[.$I36]*-0.97" office:value-type="float" office:value="357930" calcext:value-type="float">
            <text:p>357,930.00</text:p>
          </table:table-cell>
          <table:table-cell table:style-name="ce4" table:formula="of:=[.$K36]-[.$J36]" office:value-type="float" office:value="354509.331" calcext:value-type="float">
            <text:p>354,509.33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(Crafting time and yield are measured with iLv707/5428/5084/CP645 gears and Raphael FFXIV Crafting Solver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ynthesis Plan</text:p>
          </table:table-cell>
          <table:table-cell table:number-columns-repeated="6"/>
          <table:table-cell table:style-name="ce1" office:value-type="string" calcext:value-type="string">
            <text:p>Yield / Craft</text:p>
          </table:table-cell>
          <table:table-cell table:style-name="ce1" office:value-type="string" calcext:value-type="string">
            <text:p>Time / Craft</text:p>
          </table:table-cell>
          <table:table-cell table:style-name="ce1" office:value-type="string" calcext:value-type="string">
            <text:p>Expense / Hour</text:p>
          </table:table-cell>
          <table:table-cell table:style-name="ce1" office:value-type="string" calcext:value-type="string">
            <text:p>Revenue / Hour</text:p>
          </table:table-cell>
          <table:table-cell table:style-name="ce1" office:value-type="string" calcext:value-type="string">
            <text:p>Profit / Hou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1 トラルコーン → トラルコーンオイル</text:p>
          </table:table-cell>
          <table:table-cell table:number-columns-repeated="6"/>
          <table:table-cell table:style-name="ce1" table:formula="of:=99*3" office:value-type="float" office:value="297" calcext:value-type="float">
            <text:p>297</text:p>
          </table:table-cell>
          <table:table-cell table:style-name="ce3" office:value-type="float" office:value="330" calcext:value-type="float">
            <text:p>330.00</text:p>
          </table:table-cell>
          <table:table-cell table:style-name="ce4" table:formula="of:=([.$D$3]*8+[.$D$14]*6)*99*3600/[.$I40]*1.05" office:value-type="float" office:value="1277927.28" calcext:value-type="float">
            <text:p>1,277,927.28</text:p>
          </table:table-cell>
          <table:table-cell table:style-name="ce4" table:formula="of:=[.$D$24]*[.$H40]*3600/[.$I40]*-0.97" office:value-type="float" office:value="1046552.4" calcext:value-type="float">
            <text:p>1,046,552.40</text:p>
          </table:table-cell>
          <table:table-cell table:style-name="ce4" table:formula="of:=[.$K40]-[.$J40]" office:value-type="float" office:value="-231374.88" calcext:value-type="float">
            <text:p>-231,374.8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2 トラルコーン → トラルコーンオイ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25" calcext:value-type="float">
            <text:p>25.00</text:p>
          </table:table-cell>
          <table:table-cell table:style-name="ce4" table:formula="of:=([.$D$3]*8+[.$D$14]*6)*3600/[.$I41]*1.05" office:value-type="float" office:value="170390.304" calcext:value-type="float">
            <text:p>170,390.30</text:p>
          </table:table-cell>
          <table:table-cell table:style-name="ce4" table:formula="of:=[.$D$25]*[.$H41]*3600/[.$I41]*-0.97" office:value-type="float" office:value="377136" calcext:value-type="float">
            <text:p>377,136.00</text:p>
          </table:table-cell>
          <table:table-cell table:style-name="ce4" table:formula="of:=[.$K41]-[.$J41]" office:value-type="float" office:value="206745.696" calcext:value-type="float">
            <text:p>206,745.7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3 ココナッツ → ココナッツミルク</text:p>
          </table:table-cell>
          <table:table-cell table:number-columns-repeated="6"/>
          <table:table-cell table:style-name="ce1" table:formula="of:=99*3" office:value-type="float" office:value="297" calcext:value-type="float">
            <text:p>297</text:p>
          </table:table-cell>
          <table:table-cell table:style-name="ce3" office:value-type="float" office:value="330" calcext:value-type="float">
            <text:p>330.00</text:p>
          </table:table-cell>
          <table:table-cell table:style-name="ce4" table:formula="of:=([.$D$3]*8+[.$D$17]*6)*99*3600/[.$I42]*1.05" office:value-type="float" office:value="993656.16" calcext:value-type="float">
            <text:p>993,656.16</text:p>
          </table:table-cell>
          <table:table-cell table:style-name="ce4" table:formula="of:=[.$D$27]*[.$H42]*3600/[.$I42]*-0.97" office:value-type="float" office:value="1822824" calcext:value-type="float">
            <text:p>1,822,824.00</text:p>
          </table:table-cell>
          <table:table-cell table:style-name="ce4" table:formula="of:=[.$K42]-[.$J42]" office:value-type="float" office:value="829167.84" calcext:value-type="float">
            <text:p>829,167.8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4 ココナッツ → ココナッツミルク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8.75" calcext:value-type="float">
            <text:p>8.75</text:p>
          </table:table-cell>
          <table:table-cell table:style-name="ce4" table:formula="of:=([.$D$3]*8+[.$D$17]*6)*3600/[.$I43]*1.05" office:value-type="float" office:value="378535.68" calcext:value-type="float">
            <text:p>378,535.68</text:p>
          </table:table-cell>
          <table:table-cell table:style-name="ce4" table:formula="of:=[.$D$28]*[.$H43]*3600/[.$I43]*-0.97" office:value-type="float" office:value="832093.7143" calcext:value-type="float">
            <text:p>832,093.71</text:p>
          </table:table-cell>
          <table:table-cell table:style-name="ce4" table:formula="of:=[.$K43]-[.$J43]" office:value-type="float" office:value="453558.0343" calcext:value-type="float">
            <text:p>453,558.0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5 トラルコーンオイル + ココナッツミルク + (ロネークステーキ[HQ]) → ムケッカ[HQ]</text:p>
          </table:table-cell>
          <table:table-cell table:number-columns-repeated="6"/>
          <table:table-cell table:style-name="ce1" office:value-type="float" office:value="2.94" calcext:value-type="float">
            <text:p>2.94</text:p>
          </table:table-cell>
          <table:table-cell table:style-name="ce3" office:value-type="float" office:value="67.5" calcext:value-type="float">
            <text:p>67.50</text:p>
          </table:table-cell>
          <table:table-cell table:style-name="ce4" table:formula="of:=(([.$D$4]*3+[.$D$5]*3+[.$D$13]+[.$D$15]*2+[.$D$18]+[.$D$20]+[.$D$21]+[.$D$22])*3600/[.$I44]+[.$D$7]*2)*1.05" office:value-type="float" office:value="141452.64" calcext:value-type="float">
            <text:p>141,452.64</text:p>
          </table:table-cell>
          <table:table-cell table:style-name="ce4" table:formula="of:=[.$D$30]*[.$H44]*3600/[.$I44]*-0.97" office:value-type="float" office:value="288982.4" calcext:value-type="float">
            <text:p>288,982.40</text:p>
          </table:table-cell>
          <table:table-cell table:style-name="ce4" table:formula="of:=[.$K44]-[.$J44]" office:value-type="float" office:value="147529.76" calcext:value-type="float">
            <text:p>147,529.7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6 トラルコーンオイル + ココナッツミルク + (ロネークステーキ[HQ] + CP+21)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63.75" calcext:value-type="float">
            <text:p>63.75</text:p>
          </table:table-cell>
          <table:table-cell table:style-name="ce4" table:formula="of:=(([.$D$4]*3+[.$D$5]*3+[.$D$13]+[.$D$15]*2+[.$D$18]+[.$D$20]+[.$D$21]+[.$D$22])*3600/[.$I45]+[.$D$7]*2+[.$D$9]*4)*1.05" office:value-type="float" office:value="150425.8461" calcext:value-type="float">
            <text:p>150,425.85</text:p>
          </table:table-cell>
          <table:table-cell table:style-name="ce4" table:formula="of:=[.$D$30]*[.$H45]*3600/[.$I45]*-0.97" office:value-type="float" office:value="312225.882352941" calcext:value-type="float">
            <text:p>312,225.88</text:p>
          </table:table-cell>
          <table:table-cell table:style-name="ce4" table:formula="of:=[.$K45]-[.$J45]" office:value-type="float" office:value="161800.036252941" calcext:value-type="float">
            <text:p>161,800.0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7 トラルコーンオイル + ココナッツミルク + (ロネークステーキ[HQ] + CP+27)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61.25" calcext:value-type="float">
            <text:p>61.25</text:p>
          </table:table-cell>
          <table:table-cell table:style-name="ce4" table:formula="of:=(([.$D$4]*3+[.$D$5]*3+[.$D$13]+[.$D$15]*2+[.$D$18]+[.$D$20]+[.$D$21]+[.$D$22])*3600/[.$I46]+[.$D$7]*2+[.$D$10]*4)*1.05" office:value-type="float" office:value="161382.9531" calcext:value-type="float">
            <text:p>161,382.95</text:p>
          </table:table-cell>
          <table:table-cell table:style-name="ce4" table:formula="of:=[.$D$30]*[.$H46]*3600/[.$I46]*-0.97" office:value-type="float" office:value="324969.795918367" calcext:value-type="float">
            <text:p>324,969.80</text:p>
          </table:table-cell>
          <table:table-cell table:style-name="ce4" table:formula="of:=[.$K46]-[.$J46]" office:value-type="float" office:value="163586.842818367" calcext:value-type="float">
            <text:p>163,586.8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8 トラルコーンオイル + ココナッツミルク[HQ] + (ロネークステーキ[HQ])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47.5" calcext:value-type="float">
            <text:p>47.50</text:p>
          </table:table-cell>
          <table:table-cell table:style-name="ce4" table:formula="of:=(([.$D$4]*3+[.$D$5]*3+[.$D$13]+[.$D$15]*2+[.$D$19]+[.$D$20]+[.$D$21]+[.$D$22])*3600/[.$I47]+[.$D$7]*2)*1.05" office:value-type="float" office:value="210411.4232" calcext:value-type="float">
            <text:p>210,411.42</text:p>
          </table:table-cell>
          <table:table-cell table:style-name="ce4" table:formula="of:=[.$D$30]*[.$H47]*3600/[.$I47]*-0.97" office:value-type="float" office:value="419040" calcext:value-type="float">
            <text:p>419,040.00</text:p>
          </table:table-cell>
          <table:table-cell table:style-name="ce4" table:formula="of:=[.$K47]-[.$J47]" office:value-type="float" office:value="208628.5768" calcext:value-type="float">
            <text:p>208,628.5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9 トラルコーンオイル[HQ] + ココナッツミルク + (ロネークステーキ[HQ])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41.25" calcext:value-type="float">
            <text:p>41.25</text:p>
          </table:table-cell>
          <table:table-cell table:style-name="ce4" table:formula="of:=(([.$D$4]*3+[.$D$5]*3+[.$D$13]+[.$D$16]*2+[.$D$18]+[.$D$20]+[.$D$21]+[.$D$22])*3600/[.$I48]+[.$D$7]*2)*1.05" office:value-type="float" office:value="329831.9564" calcext:value-type="float">
            <text:p>329,831.96</text:p>
          </table:table-cell>
          <table:table-cell table:style-name="ce4" table:formula="of:=[.$D$30]*[.$H48]*3600/[.$I48]*-0.97" office:value-type="float" office:value="482530.909090909" calcext:value-type="float">
            <text:p>482,530.91</text:p>
          </table:table-cell>
          <table:table-cell table:style-name="ce4" table:formula="of:=[.$K48]-[.$J48]" office:value-type="float" office:value="152698.952690909" calcext:value-type="float">
            <text:p>152,698.9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10 トラルコーンオイル[HQ] + ココナッツミルク + (セビーチェ[HQ])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40" calcext:value-type="float">
            <text:p>40.00</text:p>
          </table:table-cell>
          <table:table-cell table:style-name="ce4" table:formula="of:=(([.$D$4]*3+[.$D$5]*3+[.$D$13]+[.$D$16]*2+[.$D$18]+[.$D$20]+[.$D$21]+[.$D$22])*3600/[.$I49]+[.$D$8]*2)*1.05" office:value-type="float" office:value="342383.58" calcext:value-type="float">
            <text:p>342,383.58</text:p>
          </table:table-cell>
          <table:table-cell table:style-name="ce4" table:formula="of:=[.$D$30]*[.$H49]*3600/[.$I49]*-0.97" office:value-type="float" office:value="497610" calcext:value-type="float">
            <text:p>497,610.00</text:p>
          </table:table-cell>
          <table:table-cell table:style-name="ce4" table:formula="of:=[.$K49]-[.$J49]" office:value-type="float" office:value="155226.42" calcext:value-type="float">
            <text:p>155,226.4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11 トラルコーンオイル[HQ] + ココナッツミルク[HQ]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37.5" calcext:value-type="float">
            <text:p>37.50</text:p>
          </table:table-cell>
          <table:table-cell table:style-name="ce4" table:formula="of:=([.$D$4]*3+[.$D$5]*3+[.$D$13]+[.$D$16]*2+[.$D$19]+[.$D$20]+[.$D$21]+[.$D$22])*3600/[.$I50]*1.05" office:value-type="float" office:value="373531.536" calcext:value-type="float">
            <text:p>373,531.54</text:p>
          </table:table-cell>
          <table:table-cell table:style-name="ce4" table:formula="of:=[.$D$30]*[.$H50]*3600/[.$I50]*-0.97" office:value-type="float" office:value="530784" calcext:value-type="float">
            <text:p>530,784.00</text:p>
          </table:table-cell>
          <table:table-cell table:style-name="ce4" table:formula="of:=[.$K50]-[.$J50]" office:value-type="float" office:value="157252.464" calcext:value-type="float">
            <text:p>157,252.4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(What if I craft the intermediate product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ound Synthesis Plan</text:p>
          </table:table-cell>
          <table:table-cell table:number-columns-repeated="6"/>
          <table:table-cell table:style-name="ce1" office:value-type="string" calcext:value-type="string">
            <text:p>Yield / Batch</text:p>
          </table:table-cell>
          <table:table-cell table:style-name="ce1" office:value-type="string" calcext:value-type="string">
            <text:p>Time / Batch</text:p>
          </table:table-cell>
          <table:table-cell table:style-name="ce1" office:value-type="string" calcext:value-type="string">
            <text:p>Expense / Hour</text:p>
          </table:table-cell>
          <table:table-cell table:style-name="ce1" office:value-type="string" calcext:value-type="string">
            <text:p>Revenue / Hour</text:p>
          </table:table-cell>
          <table:table-cell table:style-name="ce1" office:value-type="string" calcext:value-type="string">
            <text:p>Profit / Hou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2(×2) + #9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1]*2+[.I$48]*3" office:value-type="float" office:value="173.75" calcext:value-type="float">
            <text:p>173.75</text:p>
          </table:table-cell>
          <table:table-cell table:style-name="ce4" table:formula="of:=(([.$D$3]*8+[.$D$14]*6)*2+([.$D$4]*3+[.$D$5]*3+[.$D$13]+[.$D$18]+[.$D$20]+[.$D$21]+[.$D$22]+[.$D$7]*[.$I$48]/1800)*3)*3600/[.$I54]*1.05" office:value-type="float" office:value="181920.1416" calcext:value-type="float">
            <text:p>181,920.14</text:p>
          </table:table-cell>
          <table:table-cell table:style-name="ce4" table:formula="of:=[.$D$30]*[.$H54]*3600/[.$I54]*-0.97" office:value-type="float" office:value="343673.09352518" calcext:value-type="float">
            <text:p>343,673.09</text:p>
          </table:table-cell>
          <table:table-cell table:style-name="ce4" table:formula="of:=[.$K54]-[.$J54]" office:value-type="float" office:value="161752.95192518" calcext:value-type="float">
            <text:p>161,752.9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2(×2) + #10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1]*2+[.I$49]*3" office:value-type="float" office:value="170" calcext:value-type="float">
            <text:p>170.00</text:p>
          </table:table-cell>
          <table:table-cell table:style-name="ce4" table:formula="of:=(([.$D$3]*8+[.$D$14]*6)*2+([.$D$4]*3+[.$D$5]*3+[.$D$13]+[.$D$18]+[.$D$20]+[.$D$21]+[.$D$22]+[.$D$8]*[.$I$49]/1800)*3)*3600/[.$I55]*1.05" office:value-type="float" office:value="187517.3506" calcext:value-type="float">
            <text:p>187,517.35</text:p>
          </table:table-cell>
          <table:table-cell table:style-name="ce4" table:formula="of:=[.$D$30]*[.$H55]*3600/[.$I55]*-0.97" office:value-type="float" office:value="351254.117647059" calcext:value-type="float">
            <text:p>351,254.12</text:p>
          </table:table-cell>
          <table:table-cell table:style-name="ce4" table:formula="of:=[.$K55]-[.$J55]" office:value-type="float" office:value="163736.767047059" calcext:value-type="float">
            <text:p>163,736.7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2(×2) + #11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1]*2+[.I$50]*3" office:value-type="float" office:value="162.5" calcext:value-type="float">
            <text:p>162.50</text:p>
          </table:table-cell>
          <table:table-cell table:style-name="ce4" table:formula="of:=(([.$D$3]*8+[.$D$14]*6)*2+([.$D$4]*3+[.$D$5]*3+[.$D$13]+[.$D$19]+[.$D$20]+[.$D$21]+[.$D$22])*3)*3600/[.$I56]*1.05" office:value-type="float" office:value="201933.648" calcext:value-type="float">
            <text:p>201,933.65</text:p>
          </table:table-cell>
          <table:table-cell table:style-name="ce4" table:formula="of:=[.$D$30]*[.$H56]*3600/[.$I56]*-0.97" office:value-type="float" office:value="367465.846153846" calcext:value-type="float">
            <text:p>367,465.85</text:p>
          </table:table-cell>
          <table:table-cell table:style-name="ce4" table:formula="of:=[.$K56]-[.$J56]" office:value-type="float" office:value="165532.198153846" calcext:value-type="float">
            <text:p>165,532.2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4 + #8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3]+[.I$47]*3" office:value-type="float" office:value="151.25" calcext:value-type="float">
            <text:p>151.25</text:p>
          </table:table-cell>
          <table:table-cell table:style-name="ce4" table:formula="of:=(([.$D$3]*8+[.$D$17]*6)+([.$D$4]*3+[.$D$5]*3+[.$D$13]+[.$D$15]*2+[.$D$20]+[.$D$21]+[.$D$22]+[.$D$7]*[.$I$47]/1800)*3)*3600/[.$I57]*1.05" office:value-type="float" office:value="188444.8502" calcext:value-type="float">
            <text:p>188,444.85</text:p>
          </table:table-cell>
          <table:table-cell table:style-name="ce4" table:formula="of:=[.$D$30]*[.$H57]*3600/[.$I57]*-0.97" office:value-type="float" office:value="394798.016528926" calcext:value-type="float">
            <text:p>394,798.02</text:p>
          </table:table-cell>
          <table:table-cell table:style-name="ce4" table:formula="of:=[.$K57]-[.$J57]" office:value-type="float" office:value="206353.166328926" calcext:value-type="float">
            <text:p>206,353.1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4 + #11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3]+[.I$50]*3" office:value-type="float" office:value="121.25" calcext:value-type="float">
            <text:p>121.25</text:p>
          </table:table-cell>
          <table:table-cell table:style-name="ce4" table:formula="of:=(([.$D$3]*8+[.$D$17]*6)+([.$D$4]*3+[.$D$5]*3+[.$D$13]+[.$D$16]*2+[.$D$20]+[.$D$21]+[.$D$22])*3)*3600/[.$I58]*1.05" office:value-type="float" office:value="334358.3802" calcext:value-type="float">
            <text:p>334,358.38</text:p>
          </table:table-cell>
          <table:table-cell table:style-name="ce4" table:formula="of:=[.$D$30]*[.$H58]*3600/[.$I58]*-0.97" office:value-type="float" office:value="492480" calcext:value-type="float">
            <text:p>492,480.00</text:p>
          </table:table-cell>
          <table:table-cell table:style-name="ce4" table:formula="of:=[.$K58]-[.$J58]" office:value-type="float" office:value="158121.6198" calcext:value-type="float">
            <text:p>158,121.6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2(×2) + #4 + #11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3]+[.I$41]*2+[.I$50]*3" office:value-type="float" office:value="171.25" calcext:value-type="float">
            <text:p>171.25</text:p>
          </table:table-cell>
          <table:table-cell table:style-name="ce4" table:formula="of:=(([.$D$3]*8+[.$D$14]*6)*2+([.$D$3]*8+[.$D$17]*6)+([.$D$4]*3+[.$D$5]*3+[.$D$13]+[.$D$20]+[.$D$21]+[.$D$22])*3)*3600/[.$I59]*1.05" office:value-type="float" office:value="182965.6853" calcext:value-type="float">
            <text:p>182,965.69</text:p>
          </table:table-cell>
          <table:table-cell table:style-name="ce4" table:formula="of:=[.$D$30]*[.$H59]*3600/[.$I59]*-0.97" office:value-type="float" office:value="348690.218978102" calcext:value-type="float">
            <text:p>348,690.22</text:p>
          </table:table-cell>
          <table:table-cell table:style-name="ce4" table:formula="of:=[.$K59]-[.$J59]" office:value-type="float" office:value="165724.533678102" calcext:value-type="float">
            <text:p>165,724.53</text:p>
          </table:table-cell>
          <table:table-cell table:number-columns-repeated="101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-worksheet-Moqueca" style:display-name="PageStyle_example-worksheet-Moque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5" meta:object-count="0"/>
    <meta:generator>LibreOfficeDev/6.0.5.2$Linux_X86_64 LibreOffice_project/</meta:generator>
  </office:meta>
</office:document-meta>
</file>